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fb434" officeooo:paragraph-rsid="001fb434"/>
    </style:style>
    <style:style style:name="P2" style:family="paragraph" style:parent-style-name="Standard">
      <style:text-properties officeooo:rsid="0020cb5a" officeooo:paragraph-rsid="0020cb5a"/>
    </style:style>
    <style:style style:name="P3" style:family="paragraph" style:parent-style-name="Standard">
      <style:text-properties officeooo:rsid="00223817" officeooo:paragraph-rsid="00223817"/>
    </style:style>
    <style:style style:name="P4" style:family="paragraph" style:parent-style-name="Standard">
      <style:text-properties officeooo:rsid="0023f3e1" officeooo:paragraph-rsid="0023f3e1"/>
    </style:style>
    <style:style style:name="P5" style:family="paragraph" style:parent-style-name="Standard">
      <style:text-properties style:font-name="Liberation Serif" fo:font-weight="bold" officeooo:rsid="0026cae5" officeooo:paragraph-rsid="0026cae5" style:font-weight-asian="bold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officeooo:rsid="00258cbe" officeooo:paragraph-rsid="00258cbe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58cbe" officeooo:paragraph-rsid="00258cbe" style:font-weight-asian="bold" style:font-weight-complex="bold"/>
    </style:style>
    <style:style style:name="P8" style:family="paragraph" style:parent-style-name="Standard" style:list-style-name="L1">
      <style:text-properties officeooo:rsid="0020cb5a" officeooo:paragraph-rsid="0020cb5a"/>
    </style:style>
    <style:style style:name="P9" style:family="paragraph" style:parent-style-name="Standard">
      <style:text-properties fo:font-weight="normal" officeooo:rsid="00223817" officeooo:paragraph-rsid="00223817" style:font-weight-asian="normal" style:font-weight-complex="normal"/>
    </style:style>
    <style:style style:name="P10" style:family="paragraph" style:parent-style-name="Standard">
      <style:text-properties fo:font-weight="normal" officeooo:rsid="0023f3e1" officeooo:paragraph-rsid="0023f3e1" style:font-weight-asian="normal" style:font-weight-complex="normal"/>
    </style:style>
    <style:style style:name="P11" style:family="paragraph" style:parent-style-name="Standard" style:list-style-name="L2">
      <style:text-properties style:font-name="Liberation Serif" fo:font-weight="bold" officeooo:rsid="00258cbe" officeooo:paragraph-rsid="00258cbe" style:font-weight-asian="bold" style:font-weight-complex="bold"/>
    </style:style>
    <style:style style:name="P12" style:family="paragraph" style:parent-style-name="Standard" style:list-style-name="L3">
      <style:text-properties style:font-name="Liberation Serif" fo:font-weight="bold" officeooo:rsid="0026cae5" officeooo:paragraph-rsid="0026cae5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2d1624" officeooo:paragraph-rsid="002d1624" style:font-weight-asian="bold" style:font-weight-complex="bold"/>
    </style:style>
    <style:style style:name="P14" style:family="paragraph" style:parent-style-name="Standard" style:list-style-name="L5">
      <style:text-properties style:font-name="Liberation Serif" fo:font-weight="bold" officeooo:rsid="002d1624" officeooo:paragraph-rsid="002d1624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2d920f" officeooo:paragraph-rsid="002d920f" style:font-weight-asian="bold" style:font-weight-complex="bold"/>
    </style:style>
    <style:style style:name="P16" style:family="paragraph" style:parent-style-name="Standard" style:list-style-name="L6">
      <style:text-properties style:font-name="Liberation Serif" fo:font-weight="bold" officeooo:rsid="002d920f" officeooo:paragraph-rsid="002d920f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2fa086" officeooo:paragraph-rsid="002fa086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316125" officeooo:paragraph-rsid="00316125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31618a" officeooo:paragraph-rsid="0031618a" style:font-weight-asian="bold" style:font-weight-complex="bold"/>
    </style:style>
    <style:style style:name="P20" style:family="paragraph" style:parent-style-name="Standard" style:list-style-name="L7">
      <style:text-properties style:font-name="Liberation Serif" fo:font-weight="bold" officeooo:rsid="0031d988" officeooo:paragraph-rsid="0031d988" style:font-weight-asian="bold" style:font-weight-complex="bold"/>
    </style:style>
    <style:style style:name="P21" style:family="paragraph" style:parent-style-name="Standard">
      <style:text-properties style:font-name="Liberation Serif" fo:font-weight="bold" officeooo:rsid="0031d988" officeooo:paragraph-rsid="0031d988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335844" officeooo:paragraph-rsid="00335844" style:font-weight-asian="bold" style:font-weight-complex="bold"/>
    </style:style>
    <style:style style:name="P23" style:family="paragraph" style:parent-style-name="Standard" style:list-style-name="L8">
      <style:text-properties style:font-name="Liberation Serif" fo:font-weight="bold" officeooo:rsid="0034402a" officeooo:paragraph-rsid="0034402a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34402a" officeooo:paragraph-rsid="0034402a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352323" officeooo:paragraph-rsid="00352323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3579de" officeooo:paragraph-rsid="003579de" style:font-weight-asian="bold" style:font-weight-complex="bold"/>
    </style:style>
    <style:style style:name="P27" style:family="paragraph" style:parent-style-name="Standard" style:list-style-name="L9">
      <style:text-properties style:font-name="Liberation Serif" fo:font-weight="bold" officeooo:rsid="003579de" officeooo:paragraph-rsid="003579de" style:font-weight-asian="bold" style:font-weight-complex="bold"/>
    </style:style>
    <style:style style:name="P28" style:family="paragraph" style:parent-style-name="Standard" style:list-style-name="L9">
      <style:text-properties style:font-name="Liberation Serif" fo:font-weight="bold" officeooo:rsid="00367f75" officeooo:paragraph-rsid="00367f75" style:font-weight-asian="bold" style:font-weight-complex="bold"/>
    </style:style>
    <style:style style:name="P29" style:family="paragraph" style:parent-style-name="Standard" style:list-style-name="L9">
      <style:text-properties style:font-name="Liberation Serif" fo:font-weight="bold" officeooo:rsid="00390772" officeooo:paragraph-rsid="00390772" style:font-weight-asian="bold" style:font-weight-complex="bold"/>
    </style:style>
    <style:style style:name="P30" style:family="paragraph" style:parent-style-name="Standard" style:list-style-name="L9">
      <style:text-properties style:font-name="Liberation Serif" fo:font-weight="bold" officeooo:rsid="0039d79a" officeooo:paragraph-rsid="0039d79a" fo:background-color="#fff200" style:font-weight-asian="bold" style:font-weight-complex="bold"/>
    </style:style>
    <style:style style:name="P31" style:family="paragraph" style:parent-style-name="Standard" style:list-style-name="L9">
      <style:text-properties style:font-name="Liberation Serif" fo:font-weight="bold" officeooo:rsid="003ccf00" officeooo:paragraph-rsid="003ccf00" fo:background-color="transparent" style:font-weight-asian="bold" style:font-weight-complex="bold"/>
    </style:style>
    <style:style style:name="P32" style:family="paragraph" style:parent-style-name="Standard" style:list-style-name="L9">
      <style:text-properties style:font-name="Liberation Serif" fo:font-weight="bold" officeooo:rsid="003e837e" officeooo:paragraph-rsid="003e837e" fo:background-color="transparent" style:font-weight-asian="bold" style:font-weight-complex="bold"/>
    </style:style>
    <style:style style:name="P33" style:family="paragraph" style:parent-style-name="Standard" style:list-style-name="L9">
      <style:text-properties style:font-name="Liberation Serif" fo:font-weight="bold" officeooo:rsid="00403fbe" officeooo:paragraph-rsid="00403fbe" fo:background-color="transparent" style:font-weight-asian="bold" style:font-weight-complex="bold"/>
    </style:style>
    <style:style style:name="P34" style:family="paragraph" style:parent-style-name="Standard" style:list-style-name="L9">
      <style:text-properties style:font-name="Liberation Serif" fo:font-weight="bold" officeooo:rsid="00414e74" officeooo:paragraph-rsid="00414e74" fo:background-color="transparent" style:font-weight-asian="bold" style:font-weight-complex="bold"/>
    </style:style>
    <style:style style:name="P35" style:family="paragraph" style:parent-style-name="Standard">
      <style:text-properties style:font-name="Liberation Serif" fo:font-weight="normal" officeooo:rsid="00258cbe" officeooo:paragraph-rsid="00258cbe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26cae5" officeooo:paragraph-rsid="0026cae5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02be6a5" officeooo:paragraph-rsid="002be6a5" style:font-weight-asian="normal" style:font-weight-complex="normal"/>
    </style:style>
    <style:style style:name="P38" style:family="paragraph" style:parent-style-name="Standard" style:list-style-name="L4">
      <style:text-properties style:font-name="Liberation Serif" fo:font-weight="normal" officeooo:rsid="002be6a5" officeooo:paragraph-rsid="002be6a5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258cbe" officeooo:paragraph-rsid="00258cb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1a59" style:font-weight-asian="normal" style:font-weight-complex="normal"/>
    </style:style>
    <style:style style:name="T4" style:family="text">
      <style:text-properties fo:font-weight="normal" officeooo:rsid="0034402a" style:font-weight-asian="normal" style:font-weight-complex="normal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officeooo:rsid="0035ad89"/>
    </style:style>
    <style:style style:name="T8" style:family="text">
      <style:text-properties officeooo:rsid="00390772"/>
    </style:style>
    <style:style style:name="T9" style:family="text">
      <style:text-properties fo:color="#21409a"/>
    </style:style>
    <style:style style:name="T10" style:family="text">
      <style:text-properties fo:color="#21409a" officeooo:rsid="00390772"/>
    </style:style>
    <style:style style:name="T11" style:family="text">
      <style:text-properties fo:color="#ed1c24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clo orçamentário:</text:p>
      <text:list xml:id="list3992715277" text:style-name="L1">
        <text:list-item>
          <text:p text:style-name="P8">Elaboração;</text:p>
        </text:list-item>
        <text:list-item>
          <text:p text:style-name="P8">Discussão/estudo/aprovação;</text:p>
        </text:list-item>
        <text:list-item>
          <text:p text:style-name="P8">Execução; e</text:p>
        </text:list-item>
        <text:list-item>
          <text:p text:style-name="P8">Avaliação/controle.</text:p>
        </text:list-item>
      </text:list>
      <text:p text:style-name="P2"/>
      <text:p text:style-name="P3">O processo orçamentário é dinâmico, mas <text:span text:style-name="T1">não é autossuficiente</text:span><text:span text:style-name="T2"> porque a elaboração da proposta renova-se anualmente e é resultante das definições da programação de médio prazo.</text:span></text:p>
      <text:p text:style-name="P9"/>
      <text:p text:style-name="P3"><text:span text:style-name="T2">LRF → o Poder Executivo de cada ente colocará à disposição dos demais Poderes e do MP, </text:span><text:span text:style-name="T1">no mínimo 30 dias antes do prazo final</text:span><text:span text:style-name="T2"> para encaminhamento de suas propostas orçamentárias, os estudos e as estimativas das receitas para o exercício subsequente, inclusive da RCL, e as respectivas memórias de cálculo.</text:span></text:p>
      <text:p text:style-name="P9"/>
      <text:p text:style-name="P3"><text:span text:style-name="T2">As </text:span><text:span text:style-name="T1">Defensorias Públicas da União, dos Estados e do DF</text:span><text:span text:style-name="T2"> terão iniciativa de sua proposta orçamentária. EC 74/2013 incluiu a DPU e a DPDF!</text:span></text:p>
      <text:p text:style-name="P9"/>
      <text:p text:style-name="P3"><text:span text:style-name="T2">Na </text:span><text:span text:style-name="T1">LDO</text:span><text:span text:style-name="T2"> constam os limites para a elaboração das propostas orçamentárias do MP.</text:span></text:p>
      <text:p text:style-name="P9"/>
      <text:p text:style-name="P4"><text:span text:style-name="T2">Caso </text:span><text:span text:style-name="T1">não</text:span><text:span text:style-name="T2"> receba a proposta orçamentária no prazo fixado, caberá ao Poder Legislativo apreciar novamente o </text:span><text:span text:style-name="T1">orçamento vigente</text:span><text:span text:style-name="T2"> como se fosse uma nova proposta.</text:span></text:p>
      <text:p text:style-name="P10"/>
      <text:p text:style-name="P6"><text:span text:style-name="T2">CF, Art. 165, §9º Cabe à </text:span><text:span text:style-name="T1">LC</text:span><text:span text:style-name="T2">:</text:span></text:p>
      <text:p text:style-name="P6"><text:span text:style-name="T2">I – </text:span><text:span text:style-name="T1">dispor</text:span><text:span text:style-name="T2"> sobre o exercício financeiro, a vigência, os prazos, a elaboração e a organização do PPA, da LDO e da LOA;</text:span></text:p>
      <text:p text:style-name="P39">II – estabelecer normas de gestão financeira e patrimonial da administração direta e indireta bem como condições para a instituição e funcionamento de fundos;</text:p>
      <text:p text:style-name="P7">III – dispor sobre critérios para a execução equitativa, além de procedimentos que serão adotados quando houver impedimentos legais e técnicos, cumprimento de restos a pagar e limitação das <text:span text:style-name="T5">programações de caráter obrigatório</text:span>, para a realização do disposto no §11 do art. 166.</text:p>
      <text:list xml:id="list3384930564" text:style-name="L2">
        <text:list-item>
          <text:p text:style-name="P11"><text:span text:style-name="T2">relacionado às emendas individuais de execução obrigatória. A CF determina que é obrigatória a execução orçamentária e financeira das emendas individuais ao PLOA em montante correspondente a </text:span>1,2% da RCL<text:span text:style-name="T2"> realizada no exercício </text:span>anterior<text:span text:style-name="T2">. No caso, cabe à LC dispor sobre critérios para a execução equitativa dessas emendas.</text:span></text:p>
        </text:list-item>
      </text:list>
      <text:p text:style-name="P35"/>
      <text:p text:style-name="P5">Conteúdo da <text:span text:style-name="T5">proposta orçamentária</text:span><text:span text:style-name="T2">:</text:span></text:p>
      <text:list xml:id="list1833539297" text:style-name="L3">
        <text:list-item>
          <text:p text:style-name="P12">mensagem<text:span text:style-name="T2">: conterá exposição circunstanciada da situação econômico-financeira, documentada com demonstração da dívida flutante e fundada, saldos de créditos especiais, restos a pagar e outros compromissos financeiros exigíveis; exposição e justificação da política econômico-financeira do Governo; justificação da receita e despesa, particularmente no tocante ao orçamento de capital;</text:span></text:p>
        </text:list-item>
        <text:list-item>
          <text:p text:style-name="P12">projeto de lei do orçamento<text:span text:style-name="T2">;</text:span></text:p>
        </text:list-item>
        <text:list-item>
          <text:p text:style-name="P12">tabelas explicativas sobre receitas e despesas<text:span text:style-name="T2"> de vários anos, em colunas distintas e para fins de comparação;</text:span></text:p>
        </text:list-item>
        <text:list-item>
          <text:p text:style-name="P12"><text:soft-page-break/>especificação dos programas especiais de trabalho custeados por dotações globais<text:span text:style-name="T2">, em termos de metas visadas, decompostas em estimativa do custo das obras a realizar e dos serviços a prestar, acompanhadas de justificação econômica, financeira, social e administrativa.</text:span></text:p>
        </text:list-item>
      </text:list>
      <text:p text:style-name="P36"/>
      <text:p text:style-name="P36">SPI/MPDG → elabora mensagem presidencial relativa ao PPA.</text:p>
      <text:p text:style-name="P36">SOF/MPDG → elabora mensagem presidencial relativa a LDO e LOA.</text:p>
      <text:p text:style-name="P36"/>
      <text:p text:style-name="P37">Cabe à <text:span text:style-name="T1">Comissão Mista de Permanente de Senadores e Deputados</text:span>:</text:p>
      <text:list xml:id="list2575870574" text:style-name="L4">
        <text:list-item>
          <text:p text:style-name="P38">exercer acompanhamento e fiscalização orçamentária;</text:p>
        </text:list-item>
        <text:list-item>
          <text:p text:style-name="P38">examinar e emitir parecer sobre:</text:p>
          <text:list>
            <text:list-item>
              <text:p text:style-name="P38">os projetos do PPA, LDO, LOA e créditos adicionais;</text:p>
            </text:list-item>
            <text:list-item>
              <text:p text:style-name="P38">as contas apresentadas pelo PR;</text:p>
            </text:list-item>
            <text:list-item>
              <text:p text:style-name="P38">os planos e programas nacionais, regionais e setoriais previstos na CF.</text:p>
            </text:list-item>
          </text:list>
        </text:list-item>
      </text:list>
      <text:p text:style-name="P37"/>
      <text:p text:style-name="P37">O PR poderá enviar <text:span text:style-name="T1">mensagem </text:span>ao CN para propor modificação nos projetos do PPA, LDO, LOA e créditos adicionais, <text:span text:style-name="T1">enquanto </text:span><text:span text:style-name="T6">não iniciada a votação</text:span><text:span text:style-name="T1">, na </text:span><text:span text:style-name="T6">comissão mista</text:span><text:span text:style-name="T1">, da parte cuja alteração é proposta</text:span>.</text:p>
      <text:p text:style-name="P37"/>
      <text:p text:style-name="P13">Não <text:span text:style-name="T2">será admitido aumento de despesa prevista nos projetos de iniciativa exclusiva do PR, </text:span>exceto<text:span text:style-name="T2"> </text:span>as emendas ao PLOA<text:span text:style-name="T2"> ou aos projetos que o modifiquem </text:span>e as emendas ao PLDO<text:span text:style-name="T2">.</text:span></text:p>
      <text:list xml:id="list1171028066" text:style-name="L5">
        <text:list-item>
          <text:p text:style-name="P14">Atenção!<text:span text:style-name="T2"> Não se admite aumento de despesa prevista no PPPA!</text:span></text:p>
        </text:list-item>
      </text:list>
      <text:p text:style-name="P13"><text:span text:style-name="T2"/></text:p>
      <text:p text:style-name="P15"><text:span text:style-name="T2">Emendas ao PLOA só serã</text:span><text:span text:style-name="T3">o</text:span><text:span text:style-name="T2"> admitidas quando:</text:span></text:p>
      <text:list xml:id="list2499396438" text:style-name="L6">
        <text:list-item>
          <text:p text:style-name="P16"><text:span text:style-name="T2">sejam compatíveis com o PPA e a LDO;</text:span></text:p>
        </text:list-item>
        <text:list-item>
          <text:p text:style-name="P16"><text:span text:style-name="T2">indiquem os recursos necessários, admitidos apenas os provenientes de </text:span>anulação de despesa<text:span text:style-name="T2">, excluídas as que incidam sobre:</text:span></text:p>
          <text:list>
            <text:list-item>
              <text:p text:style-name="P16"><text:span text:style-name="T2">dotações para pessoal e seus encargos;</text:span></text:p>
            </text:list-item>
            <text:list-item>
              <text:p text:style-name="P16"><text:span text:style-name="T2">serviço da dívida;</text:span></text:p>
            </text:list-item>
            <text:list-item>
              <text:p text:style-name="P16"><text:span text:style-name="T2">transferências tributárias constitucionais para E, DF e M;</text:span></text:p>
            </text:list-item>
          </text:list>
        </text:list-item>
        <text:list-item>
          <text:p text:style-name="P16"><text:span text:style-name="T2">sejam relacionadas:</text:span></text:p>
          <text:list>
            <text:list-item>
              <text:p text:style-name="P16"><text:span text:style-name="T2">com a correção de erros ou omissões; ou</text:span></text:p>
            </text:list-item>
            <text:list-item>
              <text:p text:style-name="P16"><text:span text:style-name="T2">com os dispositivos do texto do projeto de lei.</text:span></text:p>
            </text:list-item>
          </text:list>
        </text:list-item>
      </text:list>
      <text:p text:style-name="P15"><text:span text:style-name="T2"/></text:p>
      <text:p text:style-name="P17">Reestimativa de receita pelo Poder Legislativo<text:span text:style-name="T2"> → só admitida quando comprovado erro ou omissão de ordem técnica ou legal.</text:span></text:p>
      <text:p text:style-name="P17"><text:span text:style-name="T2"/></text:p>
      <text:p text:style-name="P18"><text:span text:style-name="T2">O </text:span>Poder Executivo<text:span text:style-name="T2"> publicará em </text:span>até 30 dias<text:span text:style-name="T2"> o Relatório Resumido de Execução Orçamentária (</text:span>RREO<text:span text:style-name="T2">).</text:span></text:p>
      <text:p text:style-name="P18"><text:span text:style-name="T2"/></text:p>
      <text:p text:style-name="P19">Duodécimos<text:span text:style-name="T2"> → recursos entregues ao Legislativo, Judiciário, MP e DP </text:span>até o dia 20 de cada mês<text:span text:style-name="T2">.</text:span></text:p>
      <text:list xml:id="list946491381" text:style-name="L7">
        <text:list-item>
          <text:p text:style-name="P20"><text:span text:style-name="T2">Na forma da </text:span>LC<text:span text:style-name="T2"> (ainda não foi editada).</text:span></text:p>
        </text:list-item>
      </text:list>
      <text:p text:style-name="P21"><text:span text:style-name="T2"/></text:p>
      <text:p text:style-name="P22"><text:span text:style-name="T2">Em </text:span>até 30 dias<text:span text:style-name="T2"> após a publicação dos orçamentos o Poder Executivo estabelecerá a </text:span>programação financeira e o cronograma de execução mensal de desembolso<text:span text:style-name="T2">. </text:span><text:span text:style-name="T4">Receitas serão desdobradas em:</text:span></text:p>
      <text:list xml:id="list840184121" text:style-name="L8">
        <text:list-item>
          <text:p text:style-name="P23"><text:span text:style-name="T2">metas </text:span>bimestrais<text:span text:style-name="T2"> de arrecadação;</text:span></text:p>
        </text:list-item>
        <text:list-item>
          <text:p text:style-name="P23"><text:span text:style-name="T2">medidas de combate à sonegação e à evasão;</text:span></text:p>
        </text:list-item>
        <text:list-item>
          <text:p text:style-name="P23"><text:soft-page-break/><text:span text:style-name="T2">quantidade e valores ajuizados da dívida ativa;</text:span></text:p>
        </text:list-item>
        <text:list-item>
          <text:p text:style-name="P23"><text:span text:style-name="T2">evolução dos créditos tributários passíveis de cobrança administrativa.</text:span></text:p>
        </text:list-item>
      </text:list>
      <text:p text:style-name="P24"><text:span text:style-name="T2"/></text:p>
      <text:p text:style-name="P25"><text:span text:style-name="T2">Recursos </text:span>vinculados<text:span text:style-name="T2"> </text:span>à finalidade específica<text:span text:style-name="T2"> só podem ser usados para atender ao objeto de sua vinculação, </text:span>ainda que em exercício diverso daquele em que ocorrer o ingresso<text:span text:style-name="T2">.</text:span></text:p>
      <text:p text:style-name="P25"><text:span text:style-name="T2"/></text:p>
      <text:p text:style-name="P26">Emendas parlamentares individuais <text:span text:style-name="T7">ao PLOA</text:span> de execução obrigatória<text:span text:style-name="T2">:</text:span></text:p>
      <text:list xml:id="list4025527985" text:style-name="L9">
        <text:list-item>
          <text:p text:style-name="P27"><text:span text:style-name="T2">novidade da EC 86/15;</text:span></text:p>
        </text:list-item>
        <text:list-item>
          <text:p text:style-name="P28"><text:span text:style-name="T8">aprovada até</text:span><text:span text:style-name="T2"> </text:span>1,2% da <text:span text:style-name="T9">RCL </text:span><text:span text:style-name="T10">prevista no PLOA atual</text:span><text:span text:style-name="T2">; [metade para ações e serviços públicos de saúde]</text:span></text:p>
          <text:list>
            <text:list-item>
              <text:p text:style-name="P28"><text:span text:style-name="T2">essa metade para a saúde (0,6%) conta para os 15% mínimos obrigatórios de aplicação de recursos em saúde;</text:span></text:p>
            </text:list-item>
          </text:list>
        </text:list-item>
        <text:list-item>
          <text:p text:style-name="P29">executada até 1,2% da <text:span text:style-name="T5">RCL do exercício anterior</text:span><text:span text:style-name="T2">;</text:span></text:p>
        </text:list-item>
        <text:list-item>
          <text:p text:style-name="P30">ATENÇÃO!<text:span text:style-name="T2"> Com a “PEC do limite de gastos” ou “Novo Regime Fiscal”, <text:s/>a </text:span>aprovação<text:span text:style-name="T2"> e a </text:span>execução<text:span text:style-name="T2"> terão como limite o valor do exercício anterior </text:span>acrescido do IPCA dos últimos 12 meses<text:span text:style-name="T2"> (com término dos 12 meses em </text:span>junho<text:span text:style-name="T2"> do ano da elaboração da LOA);</text:span></text:p>
        </text:list-item>
        <text:list-item>
          <text:p text:style-name="P31">não serão de execução obrigatória quando<text:span text:style-name="T2"> </text:span>houver impedimentos de ordem técnica<text:span text:style-name="T2">, caso em que serão tomadas as seguintes medidas:</text:span></text:p>
          <text:list>
            <text:list-item>
              <text:p text:style-name="P32">até 120 dias após publicação da LOA<text:span text:style-name="T2"> → Executivo, Judiciário, MP e DP enviam ao Legislativo as justificativas do impedimento;</text:span></text:p>
            </text:list-item>
            <text:list-item>
              <text:p text:style-name="P32">30 dias após o término do prazo anterior<text:span text:style-name="T2"> → Legislativo indica ao Executivo o remanejamento da programação com impedimento insuperável;</text:span></text:p>
            </text:list-item>
            <text:list-item>
              <text:p text:style-name="P32">30 dias após o término do prazo anterior<text:span text:style-name="T2"> </text:span><text:span text:style-name="T11">(ou até 30/09)</text:span><text:span text:style-name="T2"> → Executivo encaminha projeto de lei de remanejamento;</text:span></text:p>
            </text:list-item>
            <text:list-item>
              <text:p text:style-name="P32">30 dias após o término do prazo anterior <text:span text:style-name="T9">(ou até 20/11)</text:span> <text:span text:style-name="T2">→ CN deve deliberar sobre o projeto;</text:span></text:p>
            </text:list-item>
            <text:list-item>
              <text:p text:style-name="P32">após o prazo anterior<text:span text:style-name="T2"> → se não houver deliberação do CN, o remanejamento será executado pelo Executivo, </text:span><text:span text:style-name="T12">nos termos previstos na LOA</text:span><text:span text:style-name="T14">;</text:span></text:p>
            </text:list-item>
          </text:list>
        </text:list-item>
        <text:list-item>
          <text:p text:style-name="P33"><text:span text:style-name="T14">os </text:span><text:span text:style-name="T13">restos a pagar</text:span><text:span text:style-name="T14"> poderão ser considerados para fins de cumprimento da execução financeira obrigatória de emendas individuais </text:span><text:span text:style-name="T13">até 0,6% da RCL</text:span><text:span text:style-name="T14">;</text:span></text:p>
        </text:list-item>
        <text:list-item>
          <text:p text:style-name="P34"><text:span text:style-name="T14">se se verificar que a </text:span><text:span text:style-name="T13">reestimativa de receitas e despesas </text:span><text:span text:style-name="T14">puder levar ao não atingimento da </text:span><text:span text:style-name="T13">meta fiscal</text:span><text:span text:style-name="T14">, as emendas parlamentares individuais de execução obrigatória poderão ser reduzidas na mesma proporção da limitação incidente sobre o conjunto de despesas discricionárias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b434" officeooo:paragraph-rsid="001fb4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Ciclo orçamentá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8:26:51.226000000</meta:creation-date>
    <dc:date>2018-04-22T18:18:43.553000000</dc:date>
    <meta:editing-duration>PT1H16M59S</meta:editing-duration>
    <meta:editing-cycles>29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65" meta:word-count="1067" meta:character-count="6603" meta:non-whitespace-character-count="5637"/>
  </office:meta>
</office:document-meta>
</file>